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14cm" fo:min-width="4.872cm"/>
    </style:style>
    <style:style style:name="gr2" style:family="graphic" style:parent-style-name="Consumer">
      <style:graphic-properties fo:min-height="0.862cm" fo:min-width="2.65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26.8cm"/>
    </style:style>
    <style:style style:name="gr4" style:family="graphic" style:parent-style-name="standard">
      <style:graphic-properties draw:textarea-horizontal-align="justify" draw:textarea-vertical-align="middle" draw:auto-grow-height="false" fo:min-height="2.436cm" fo:min-width="2.464cm"/>
    </style:style>
    <style:style style:name="gr5" style:family="graphic" style:parent-style-name="standard">
      <style:graphic-properties draw:stroke="none" draw:fill="solid" draw:fill-color="#ffffff" draw:opacity="0%" draw:opacity-name="" draw:textarea-horizontal-align="justify" draw:textarea-vertical-align="middle" draw:auto-grow-height="false" fo:min-height="2.65cm" fo:min-width="9.8cm" draw:shadow-opacity="0%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0.55cm"/>
    </style:style>
    <style:style style:name="gr7" style:family="graphic" style:parent-style-name="standard">
      <style:graphic-properties draw:textarea-horizontal-align="justify" draw:textarea-vertical-align="middle" draw:auto-grow-height="false" fo:min-height="3.194cm" fo:min-width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994cm" fo:min-width="0.5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Legend">
      <style:graphic-properties fo:min-height="0.712cm" fo:min-width="2.258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objectwithoutfill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.8cm" svg:height="3.2cm" svg:x="3.4cm" svg:y="4cm">
          <text:p text:style-name="P1">Sample Sourc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sumer" xml:id="id2" draw:id="id2" draw:layer="layout" svg:width="3.4cm" svg:height="1.2cm" svg:x="14.5cm" svg:y="5cm">
          <text:p>Consum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xml:id="id3" draw:id="id3" draw:layer="layout" svg:width="3.4cm" svg:height="1.2cm" svg:x="18.7cm" svg:y="5cm">
          <text:p>Consumer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sumer" xml:id="id4" draw:id="id4" draw:layer="layout" svg:width="3.4cm" svg:height="1.2cm" svg:x="23cm" svg:y="5cm">
          <text:p>...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sumer" xml:id="id5" draw:id="id5" draw:layer="layout" svg:width="3.4cm" svg:height="1.2cm" svg:x="23cm" svg:y="3.2cm">
          <text:p>Consum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Consumer" xml:id="id6" draw:id="id6" draw:layer="layout" svg:width="3.4cm" svg:height="1.2cm" svg:x="23cm" svg:y="6.8cm">
          <text:p>Consum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27.3cm" svg:height="2cm" svg:x="1.2cm" svg:y="11.8cm">
          <text:p text:style-name="P1">Sample Context</text:p>
          <draw:enhanced-geometry svg:viewBox="0 0 21600 21600" draw:type="rectangle" draw:enhanced-path="M 0 0 L 21600 0 21600 21600 0 21600 0 0 Z N"/>
        </draw:custom-shape>
        <draw:custom-shape draw:style-name="Encadré" draw:layer="layout" svg:width="27.3cm" svg:height="3.9cm" svg:x="1.2cm" svg:y="15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2cm" svg:height="2.9cm" svg:x="2cm" svg:y="16.2cm">
          <text:p text:style-name="P1">Export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draw:layer="layout" svg:width="3.2cm" svg:height="2.9cm" svg:x="5.9cm" svg:y="16.2cm">
          <text:p text:style-name="P1">Export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draw:layer="layout" svg:width="3.2cm" svg:height="2.9cm" svg:x="9.8cm" svg:y="16.2cm">
          <text:p text:style-name="P1">Export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draw:layer="layout" svg:width="3.2cm" svg:height="2.9cm" svg:x="24.5cm" svg:y="16.2cm">
          <text:p text:style-name="P1">Export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2" draw:layer="layout" svg:width="10.3cm" svg:height="2.9cm" svg:x="13.7cm" svg:y="16.2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Encadré" draw:layer="layout" svg:width="16.2cm" svg:height="7.4cm" svg:x="12.3cm" svg:y="1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1cm" svg:height="1.6cm" svg:x="13.5cm" svg:y="13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1.5cm" svg:height="4.3cm" svg:x="5.55cm" svg:y="7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2.1cm" svg:height="2.8cm" svg:x="19.35cm" svg:y="8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9" draw:text-style-name="P3" draw:layer="layout" svg:x1="9.2cm" svg:y1="5.6cm" svg:x2="14.5cm" svg:y2="5.6cm" draw:start-shape="id1" draw:start-glue-point="7" draw:end-shape="id2" draw:end-glue-point="5" svg:d="M9200 5600h5300" svg:viewBox="0 0 5301 1">
          <text:p/>
        </draw:connector>
        <draw:connector draw:style-name="gr9" draw:text-style-name="P3" draw:layer="layout" svg:x1="17.9cm" svg:y1="5.6cm" svg:x2="18.7cm" svg:y2="5.6cm" draw:start-shape="id2" draw:start-glue-point="7" draw:end-shape="id3" draw:end-glue-point="5" svg:d="M17900 5600h800" svg:viewBox="0 0 801 1">
          <text:p/>
        </draw:connector>
        <draw:connector draw:style-name="gr9" draw:text-style-name="P3" draw:layer="layout" svg:x1="22.1cm" svg:y1="5.6cm" svg:x2="23cm" svg:y2="5.6cm" draw:start-shape="id3" draw:start-glue-point="7" draw:end-shape="id4" draw:end-glue-point="5" svg:d="M22100 5600h900" svg:viewBox="0 0 901 1">
          <text:p/>
        </draw:connector>
        <draw:connector draw:style-name="gr9" draw:text-style-name="P3" draw:layer="layout" svg:x1="20.4cm" svg:y1="5cm" svg:x2="23cm" svg:y2="3.8cm" draw:start-shape="id3" draw:start-glue-point="4" draw:end-shape="id5" svg:d="M20400 5000v-1200h2600" svg:viewBox="0 0 2601 1201">
          <text:p/>
        </draw:connector>
        <draw:connector draw:style-name="gr9" draw:text-style-name="P3" draw:layer="layout" svg:x1="20.4cm" svg:y1="6.2cm" svg:x2="23cm" svg:y2="7.4cm" draw:start-shape="id3" draw:start-glue-point="6" draw:end-shape="id6" draw:end-glue-point="5" svg:d="M20400 6200v1200h2600" svg:viewBox="0 0 2601 1201">
          <text:p/>
        </draw:connector>
        <draw:custom-shape draw:style-name="Legend" draw:layer="layout" svg:width="15.2cm" svg:height="0.8cm" svg:x="12.8cm" svg:y="1.7cm">
          <text:p>Consumers chai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3" draw:layer="layout" svg:x1="1.7cm" svg:y1="2cm" svg:x2="3.721cm" svg:y2="1.781cm" draw:end-shape="id7" draw:end-glue-point="3" svg:d="M1700 2000h761v-219h1260" svg:viewBox="0 0 2022 220">
          <text:p/>
        </draw:connector>
        <draw:custom-shape draw:style-name="gr10" xml:id="id7" draw:id="id7" draw:layer="layout" svg:width="2.758cm" svg:height="0.962cm" svg:x="3.721cm" svg:y="1.3cm">
          <text:p>Samples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rect draw:style-name="gr11" draw:text-style-name="P1" xml:id="id9" draw:id="id9" draw:layer="layout" svg:width="10cm" svg:height="1.3cm" svg:x="3cm" svg:y="5.7cm">
          <text:p text:style-name="P1">Normalizer</text:p>
          <text:p text:style-name="P1"><text:span text:style-name="T1">(org.apache.jmeter.report.processor.NormalizerConsumer)</text:span></text:p>
        </draw:rect>
        <draw:rect draw:style-name="gr11" draw:text-style-name="P1" xml:id="id10" draw:id="id10" draw:layer="layout" svg:width="10cm" svg:height="1.3cm" svg:x="10.2cm" svg:y="9.574cm">
          <text:p text:style-name="P1">Filter (by name)</text:p>
          <text:p text:style-name="P1"><text:span text:style-name="T1">(org.apache.jmeter.report.processor.FilterConsumer)</text:span></text:p>
        </draw:rect>
        <draw:rect draw:style-name="gr11" draw:text-style-name="P1" xml:id="id11" draw:id="id11" draw:layer="layout" svg:width="10cm" svg:height="1.3cm" svg:x="10.2cm" svg:y="13.9cm">
          <text:p text:style-name="P1">Filter (exclude controllers)</text:p>
          <text:p text:style-name="P1"><text:span text:style-name="T1">(org.apache.jmeter.report.processor.FilterConsumer)</text:span></text:p>
        </draw:rect>
        <draw:rect draw:style-name="gr11" draw:text-style-name="P1" xml:id="id8" draw:id="id8" draw:layer="layout" svg:width="10cm" svg:height="1.3cm" svg:x="3cm" svg:y="2.3cm">
          <text:p text:style-name="P1">Samples source</text:p>
        </draw:rect>
        <draw:connector draw:style-name="gr12" draw:text-style-name="P1" draw:layer="layout" draw:type="lines" svg:x1="8cm" svg:y1="3.6cm" svg:x2="8cm" svg:y2="5.7cm" draw:start-shape="id8" draw:start-glue-point="2" draw:end-shape="id9" draw:end-glue-point="0" svg:d="M8000 3600v500 1100 500" svg:viewBox="0 0 1 2101">
          <text:p/>
        </draw:connector>
        <draw:connector draw:style-name="gr12" draw:text-style-name="P1" draw:layer="layout" svg:x1="13cm" svg:y1="6.35cm" svg:x2="15.2cm" svg:y2="9.574cm" draw:start-shape="id9" draw:start-glue-point="1" draw:end-shape="id10" draw:end-glue-point="0" svg:d="M13000 6350h2200v3224" svg:viewBox="0 0 2201 3225">
          <text:p/>
        </draw:connector>
        <draw:connector draw:style-name="gr12" draw:text-style-name="P1" draw:layer="layout" draw:type="lines" svg:x1="15.2cm" svg:y1="10.874cm" svg:x2="15.2cm" svg:y2="13.9cm" draw:start-shape="id10" draw:start-glue-point="2" draw:end-shape="id11" draw:end-glue-point="0" svg:d="M15200 10874v500 2026 500" svg:viewBox="0 0 1 3027">
          <text:p/>
        </draw:connector>
        <draw:ellipse draw:style-name="gr11" draw:text-style-name="P1" xml:id="id12" draw:id="id12" draw:layer="layout" svg:width="1.128cm" svg:height="1.148cm" svg:x="23.1cm" svg:y="9.65cm">
          <text:p text:style-name="P1">A</text:p>
        </draw:ellipse>
        <draw:ellipse draw:style-name="gr11" draw:text-style-name="P1" xml:id="id13" draw:id="id13" draw:layer="layout" svg:width="1.128cm" svg:height="1.148cm" svg:x="14.636cm" svg:y="17.052cm">
          <text:p text:style-name="P1">B</text:p>
        </draw:ellipse>
        <draw:connector draw:style-name="gr12" draw:text-style-name="P1" draw:layer="layout" draw:type="lines" svg:x1="20.2cm" svg:y1="10.224cm" svg:x2="23.1cm" svg:y2="10.224cm" draw:start-shape="id10" draw:start-glue-point="1" draw:end-shape="id12" draw:end-glue-point="3" svg:d="M20200 10224h500 1900 500" svg:viewBox="0 0 2901 1">
          <text:p/>
        </draw:connector>
        <draw:connector draw:style-name="gr12" draw:text-style-name="P1" draw:layer="layout" draw:type="lines" svg:x1="15.2cm" svg:y1="15.2cm" svg:x2="15.2cm" svg:y2="17.052cm" draw:start-shape="id11" draw:start-glue-point="2" draw:end-shape="id13" draw:end-glue-point="0" svg:d="M15200 15200v500 852 500" svg:viewBox="0 0 1 1853">
          <text:p/>
        </draw:connector>
        <draw:rect draw:style-name="gr11" draw:text-style-name="P1" xml:id="id15" draw:id="id15" draw:layer="layout" svg:width="10cm" svg:height="1.3cm" svg:x="17.4cm" svg:y="3.6cm">
          <text:p text:style-name="P1">BeginDate</text:p>
          <text:p text:style-name="P1"><text:span text:style-name="T1">(org.apache.jmeter.report.processor.AggregateConsumer)</text:span></text:p>
        </draw:rect>
        <draw:rect draw:style-name="gr11" draw:text-style-name="P1" xml:id="id14" draw:id="id14" draw:layer="layout" svg:width="10.1cm" svg:height="1.3cm" svg:x="17.4cm" svg:y="6.4cm">
          <text:p text:style-name="P1">End Date</text:p>
          <text:p text:style-name="P1"><text:span text:style-name="T1">(org.apache.jmeter.report.processor.AggregateConsumer)</text:span></text:p>
        </draw:rect>
        <draw:connector draw:style-name="gr12" draw:text-style-name="P1" draw:layer="layout" svg:x1="13cm" svg:y1="6.35cm" svg:x2="17.4cm" svg:y2="7.05cm" draw:start-shape="id9" draw:start-glue-point="1" draw:end-shape="id14" svg:d="M13000 6350h2200v700h2200" svg:viewBox="0 0 4401 701">
          <text:p/>
        </draw:connector>
        <draw:connector draw:style-name="gr12" draw:text-style-name="P1" draw:layer="layout" svg:x1="13cm" svg:y1="6.35cm" svg:x2="17.4cm" svg:y2="4.25cm" draw:start-shape="id9" draw:start-glue-point="1" draw:end-shape="id15" draw:end-glue-point="3" svg:d="M13000 6350h2200v-2100h2200" svg:viewBox="0 0 4401 2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opacity draw:name="Transparency_20_2" draw:display-name="Transparency 2" draw:style="ellipsoid" draw:cx="50%" draw:cy="50%" draw:start="100%" draw:end="0%" draw:angle="0" draw:border="0%"/>
    <draw:opacity draw:name="Transparency_20_3" draw:display-name="Transparency 3" draw:style="linear" draw:start="0%" draw:end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007826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ff9900" draw:marker-start-width="0.35cm" draw:marker-end-width="0.35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Legend" style:family="graphic" style:parent-style-name="standard">
      <style:graphic-properties draw:stroke="none" draw:fill="solid" draw:fill-color="#ffffff" draw:opacity="0%" draw:textarea-horizontal-align="justify" draw:textarea-vertical-align="middle" draw:auto-grow-height="false" fo:min-height="0.55cm" fo:min-width="14.7cm" draw:shadow-opacity="0%"/>
      <style:paragraph-properties fo:text-align="center"/>
      <style:text-properties fo:font-style="italic" fo:font-weight="normal"/>
    </style:style>
    <style:style style:name="Consumer" style:family="graphic" style:parent-style-name="standard">
      <style:graphic-properties draw:textarea-horizontal-align="justify" draw:textarea-vertical-align="middle" draw:auto-grow-height="false" fo:min-height="0.862cm" fo:min-width="2.65cm"/>
      <style:paragraph-properties fo:text-align="center"/>
      <style:text-properties fo:font-size="14pt"/>
    </style:style>
    <style:style style:name="Encadré" style:family="graphic" style:parent-style-name="standard">
      <style:graphic-properties draw:stroke="solid" svg:stroke-width="0.2cm" svg:stroke-color="#007826" draw:marker-start-width="0.8cm" draw:marker-end-width="0.8cm" svg:stroke-opacity="50%" draw:fill-color="#007826" draw:opacity="0%" draw:textarea-horizontal-align="justify" draw:textarea-vertical-align="middle" draw:auto-grow-height="false" fo:min-height="6.95cm" fo:min-width="15.5cm" fo:padding-top="0.225cm" fo:padding-bottom="0.225cm" fo:padding-left="0.35cm" fo:padding-right="0.35cm" draw:shadow-opacity="0%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7T14:42:55.701000000</meta:creation-date>
    <dc:date>2015-11-22T18:27:22.784000000</dc:date>
    <meta:editing-duration>P2DT2H47M32S</meta:editing-duration>
    <meta:editing-cycles>10</meta:editing-cycles>
    <meta:generator>LibreOffice/5.0.3.2$Windows_x86 LibreOffice_project/e5f16313668ac592c1bfb310f4390624e3dbfb75</meta:generator>
    <meta:document-statistic meta:object-count="40"/>
  </office:meta>
</office:document-meta>
</file>